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21df8e"/>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text:span></text:p>
        </text:list-item>
        <text:list-item>
          <text:p text:style-name="P5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9">Tổng quát tình trạ</text:span>ng không khí ở dựa trên PM2.5 trong tuần từ <text:span text:style-name="T104">03/12 tới 10/12</text:span></text:p>
      <text:p text:style-name="P60"><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7">(PM 10, PM2.5, ...)</text:span></text:p>
        </text:list-item>
        <text:list-item>
          <text:p text:style-name="P54">Kim loại nặng</text:p>
        </text:list-item>
        <text:list-item>
          <text:p text:style-name="P55">Các chất ô nhiễm hữu cơ <text:span text:style-name="T100">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3">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text:span><text:span text:style-name="T65">\</text:span><text:span text:style-name="T54">hiên cứu một trường hợp 38 người lính Thụy Sĩ vô tình bị ngộ độc khí CO, và chỉ ra rằng 2 tuần sau vụ tai nạn, có 34% trong số họ mắc các triệu chứng đau ngực.</text:span></text:p>
        </text:list-item>
      </text:list>
      <text:p text:style-name="P4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1249414585988"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6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249411290225"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9" text:outline-level="3"><draw:frame draw:style-name="fr1" draw:name="Image1" text:anchor-type="paragraph" svg:width="6.2992in" svg:height="2.9457in" draw:z-index="6"><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8">(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2">và sử dụng nền tảng Flask.</text:span></text:p>
      <text:p text:style-name="P85">Về cơ sở dữ liệu, chúng tôi sử dụng hệ cơ sở dữ liệu MariaDB.</text:p>
      <text:p text:style-name="P85">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3">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Cảnh báo với người dùng thông qua các kênh:</text:p>
          <text:list>
            <text:list-item>
              <text:p text:style-name="P38">Đèn LED ba màu <text:span text:style-name="T32">(xanh, vàng, đỏ ứng với mức độ cảnh báo)</text:span></text:p>
            </text:list-item>
            <text:list-item>
              <text:p text:style-name="P38">Email và SMS thông qua trang web</text:p>
            </text:list-item>
          </text:list>
        </text:list-item>
        <text:list-item>
          <text:p text:style-name="P38">Kết nối wifi thông qua module <text:span text:style-name="T33">ESP-12 và tự động gửi thông tin lên máy chủ định kì trong một khoảng thời gian nhất định là 5 phút một lần.</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1250968560044"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2">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1249329637303" text:continue-list="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3"><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Sản phẩm có thiết kế chưa được trau chuốt bằng các sản phẩm còn lại</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của tôi vẫn còn thiết khá nhiều cảm biến, ví dụ như cảm biến nồng độ <text:span text:style-name="T90">NO</text:span><text:span text:style-name="T8">2</text:span><text:span text:style-name="T90"> và O</text:span><text:span text:style-name="T8">3</text:span><text:span text:style-name="T90">. Các cảm biến này có đặc điểm là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7">.</text:span> <text:span text:style-name="T107">V</text:span>ì vậy<text:span text:style-name="T107">,</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7">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6">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5">SHARP Corporation (<text:span text:style-name="T67">2006</text:span>). <text:span text:style-name="T42">GP2Y1010AU0F: Compact Optical Dust Sensor</text:span>, <text:s/>.</text:p>
        <text:p text:style-name="P96">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6">Phạm Hương<text:span text:style-name="T66"> (</text:span>2016<text:span text:style-name="T66">). </text:span><text:span text:style-name="T44">Ô nhiễm không khí ở đô thị lớn gia tăng</text:span><text:span text:style-name="T66">, <text:s/>.</text:span></text:p>
        <text:p text:style-name="P96">Kampa, M. and Castanas, E.<text:span text:style-name="T66"> (</text:span>2008<text:span text:style-name="T66">). </text:span><text:span text:style-name="T44">Human health effects of air pollution</text:span><text:span text:style-name="T66">, Environmental Pollution 151 : 362-367.</text:span></text:p>
        <text:p text:style-name="P95">Libelium Comunicaciones Distribuidas, S.L. (<text:span text:style-name="T67">2016b</text:span>). <text:span text:style-name="T42">Extreme Range Links: LoRa 868 / 900MHz SX1272 LoRa module for Arduino Waspmote and Raspberry Pi</text:span>, <text:s/>.</text:p>
        <text:p text:style-name="P95">Libelium Comunicaciones Distribuidas, S.L. (<text:span text:style-name="T67">2016a</text:span>). <text:span text:style-name="T42">Waspmote-LoRa-868MHz_915MHz-SX1272 Networking Guide</text:span>, <text:s/>.</text:p>
        <text:p text:style-name="P95">Henan Hanwei Electronics Co. Ltd. (<text:span text:style-name="T67">2016</text:span>). <text:span text:style-name="T42">MQ-9 Semiconductor Sensor for CO/Combustible Gas</text:span>, <text:s/>.</text:p>
        <text:p text:style-name="P96">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5">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9</meta:editing-cycles>
    <meta:creation-date>2016-10-28T03:04:00</meta:creation-date>
    <dc:date>2016-12-11T18:12:48.982229998</dc:date>
    <meta:editing-duration>PT22H38M17S</meta:editing-duration>
    <meta:generator>LibreOffice/5.2.3.3$Linux_X86_64 LibreOffice_project/20m0$Build-3</meta:generator>
    <meta:document-statistic meta:table-count="0" meta:image-count="7" meta:object-count="0" meta:page-count="18" meta:paragraph-count="188" meta:word-count="4488" meta:character-count="20688" meta:non-whitespace-character-count="163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